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2.929cm"/>
    </style:style>
    <style:style style:name="gr2" style:family="graphic" style:parent-style-name="standard">
      <style:graphic-properties svg:stroke-color="#000000" draw:fill="none" draw:textarea-horizontal-align="justify" draw:textarea-vertical-align="top" draw:auto-grow-height="false" fo:min-height="2.798cm" fo:min-width="2.929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0.004cm" fo:min-width="2.929cm"/>
    </style:style>
    <style:style style:name="gr4" style:family="graphic" style:parent-style-name="standard">
      <style:graphic-properties svg:stroke-color="#000000" draw:fill="none" draw:textarea-horizontal-align="justify" draw:textarea-vertical-align="top" draw:auto-grow-height="false" fo:min-height="0.385cm" fo:min-width="2.929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0.893cm" fo:min-width="2.929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1.401cm" fo:min-width="2.92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003cm" fo:min-width="2.929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005cm" fo:min-width="2.929cm"/>
    </style:style>
    <style:style style:name="gr10" style:family="graphic" style:parent-style-name="standard">
      <style:graphic-properties draw:marker-start="StrokedCircle" draw:textarea-horizontal-align="center" draw:textarea-vertical-align="bottom"/>
    </style:style>
    <style:style style:name="gr11" style:family="graphic" style:parent-style-name="text">
      <style:graphic-properties fo:min-height="0.319cm"/>
    </style:style>
    <style:style style:name="gr12" style:family="graphic" style:parent-style-name="standard">
      <style:graphic-properties draw:marker-start="StrokedDiamond" draw:textarea-horizontal-align="center" draw:textarea-vertical-align="bottom"/>
    </style:style>
    <style:style style:name="gr13" style:family="graphic" style:parent-style-name="standard">
      <style:graphic-properties draw:marker-start="Arrowheads_20_1" draw:textarea-horizontal-align="center" draw:textarea-vertical-align="bottom"/>
    </style:style>
    <style:style style:name="gr14" style:family="graphic" style:parent-style-name="standard">
      <style:graphic-properties draw:marker-start="FilledDiamond" draw:textarea-horizontal-align="center" draw:textarea-vertical-align="bottom"/>
    </style:style>
    <style:style style:name="gr15" style:family="graphic" style:parent-style-name="standard">
      <style:graphic-properties draw:stroke="dash" draw:stroke-dash="UML_20_Dash" draw:marker-start="Arrowheads_20_2" draw:textarea-horizontal-align="center" draw:textarea-vertical-align="bottom"/>
    </style:style>
    <style:style style:name="gr16" style:family="graphic" style:parent-style-name="standard">
      <style:graphic-properties draw:marker-start="StrokedTriangle" draw:textarea-horizontal-align="center" draw:textarea-vertical-align="bottom"/>
    </style:style>
    <style:style style:name="gr17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18" style:family="graphic" style:parent-style-name="standard">
      <style:graphic-properties draw:marker-start="StrokedHalfCircle" draw:textarea-horizontal-align="center" draw:textarea-vertical-align="bottom"/>
    </style:style>
    <style:style style:name="gr19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start"/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start"/>
      <style:text-properties fo:font-size="9pt" fo:font-weight="normal" style:font-size-asian="9pt" style:font-weight-asian="normal" style:font-size-complex="9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429cm" svg:height="0.508cm" svg:x="9.89cm" svg:y="7.096cm">
            <text:p text:style-name="P1"><text:span text:style-name="T1">countDownT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429cm" svg:height="3.048cm" svg:x="9.89cm" svg:y="7.604cm">
            <text:p text:style-name="P3"><text:span text:style-name="T2">date</text:span></text:p>
            <text:p text:style-name="P3"><text:span text:style-name="T2">currentSecond</text:span></text:p>
            <text:p text:style-name="P3"><text:span text:style-name="T2">currentMinute</text:span></text:p>
            <text:p text:style-name="P3"><text:span text:style-name="T2">currentHour</text:span></text:p>
            <text:p text:style-name="P3"><text:span text:style-name="T2">hour</text:span></text:p>
            <text:p text:style-name="P3"><text:span text:style-name="T2">minute</text:span></text:p>
            <text:p text:style-name="P3"><text:span text:style-name="T2">second</text:span></text:p>
            <text:p text:style-name="P3"><text:span text:style-name="T2">timeSu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429cm" svg:height="0.254cm" svg:x="9.89cm" svg:y="10.652cm">
            <text:p text:style-name="P3"><text:span text:style-name="T2"/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3.429cm" svg:height="0.508cm" svg:x="6.08cm" svg:y="7.096cm">
          <text:p text:style-name="P1"><text:span text:style-name="T1">writeToFileAJAX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29cm" svg:height="0.635cm" svg:x="6.08cm" svg:y="7.604cm">
          <text:p text:style-name="P3"><text:span text:style-name="T2">t</text:span><text:span text:style-name="T2">i</text:span><text:span text:style-name="T2">m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29cm" svg:height="0.254cm" svg:x="6.08cm" svg:y="8.2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2.27cm" svg:y="7.096cm">
          <text:p text:style-name="P1"><text:span text:style-name="T1">w</text:span><text:span text:style-name="T1">r</text:span><text:span text:style-name="T1">i</text:span><text:span text:style-name="T1">t</text:span><text:span text:style-name="T1">e</text:span><text:span text:style-name="T1">T</text:span><text:span text:style-name="T1">o</text:span><text:span text:style-name="T1">F</text:span><text:span text:style-name="T1">i</text:span><text:span text:style-name="T1">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29cm" svg:height="1.143cm" svg:x="2.27cm" svg:y="7.604cm">
          <text:p text:style-name="P3"><text:span text:style-name="T2">time</text:span></text:p>
          <text:p text:style-name="P3"><text:span text:style-name="T2">promi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29cm" svg:height="0.254cm" svg:x="2.2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429cm" svg:height="0.508cm" svg:x="6.08cm" svg:y="2.397cm">
          <text:p text:style-name="P1"><text:span text:style-name="T1">js 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429cm" svg:height="1.651cm" svg:x="6.08cm" svg:y="2.905cm">
          <text:p text:style-name="P3"><text:span text:style-name="T2">hour</text:span></text:p>
          <text:p text:style-name="P3"><text:span text:style-name="T2">minute</text:span></text:p>
          <text:p text:style-name="P3"><text:span text:style-name="T2">timeOfDay</text:span></text:p>
          <text:p text:style-name="P3"><text:span text:style-name="T2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429cm" svg:height="0.254cm" svg:x="6.08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4.048cm" svg:y1="7.096cm" svg:x2="4.048cm" svg:y2="6.461cm">
          <text:p/>
        </draw:line>
        <draw:line draw:style-name="gr7" draw:text-style-name="P5" draw:layer="layout" svg:x1="7.731cm" svg:y1="7.096cm" svg:x2="7.731cm" svg:y2="6.461cm">
          <text:p/>
        </draw:line>
        <draw:line draw:style-name="gr7" draw:text-style-name="P5" draw:layer="layout" svg:x1="11.714cm" svg:y1="7.069cm" svg:x2="11.714cm" svg:y2="6.434cm">
          <text:p/>
        </draw:line>
        <draw:line draw:style-name="gr7" draw:text-style-name="P5" draw:layer="layout" svg:x1="4.048cm" svg:y1="6.461cm" svg:x2="11.668cm" svg:y2="6.461cm">
          <text:p/>
        </draw:line>
        <draw:custom-shape draw:style-name="gr1" draw:text-style-name="P2" draw:layer="layout" svg:width="3.429cm" svg:height="0.508cm" svg:x="13.827cm" svg:y="7.096cm">
          <text:p text:style-name="P1"><text:span text:style-name="T1">failAler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29cm" svg:height="0.635cm" svg:x="13.827cm" svg:y="7.604cm">
          <text:p text:style-name="P3"><text:span text:style-name="T2">mess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29cm" svg:height="0.254cm" svg:x="13.827cm" svg:y="8.23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3.429cm" svg:height="0.508cm" svg:x="6.08cm" svg:y="2.398cm">
          <text:p text:style-name="P1"><text:span text:style-name="T1">C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429cm" svg:height="0.253cm" svg:x="6.08cm" svg:y="2.906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429cm" svg:height="0.255cm" svg:x="6.08cm" svg:y="3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429cm" svg:height="0.508cm" svg:x="5.826cm" svg:y="4.302cm">
          <text:p text:style-name="P1"><text:span text:style-name="T1">readI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29cm" svg:height="1.143cm" svg:x="5.826cm" svg:y="4.81cm">
          <text:p text:style-name="P3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29cm" svg:height="0.254cm" svg:x="5.826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onnector draw:style-name="gr10" draw:text-style-name="P6" draw:layer="layout" svg:x1="1cm" svg:y1="0.926cm" svg:x2="8cm" svg:y2="0.926cm" svg:d="M1000 926h7000" svg:viewBox="0 0 7001 1">
          <text:p/>
        </draw:connector>
        <draw:frame draw:style-name="gr11" draw:layer="layout" svg:width="3.5cm" svg:height="0.569cm" svg:x="2.75cm" svg:y="1.426cm">
          <draw:text-box>
            <text:p text:style-name="P6">Interface</text:p>
          </draw:text-box>
        </draw:frame>
        <draw:connector draw:style-name="gr12" draw:text-style-name="P6" draw:layer="layout" svg:x1="1cm" svg:y1="3.426cm" svg:x2="8cm" svg:y2="3.426cm" svg:d="M1000 3426h7000" svg:viewBox="0 0 7001 1">
          <text:p/>
        </draw:connector>
        <draw:frame draw:style-name="gr11" draw:layer="layout" svg:width="3.5cm" svg:height="0.569cm" svg:x="2.75cm" svg:y="3.926cm">
          <draw:text-box>
            <text:p text:style-name="P6">Aggregation</text:p>
          </draw:text-box>
        </draw:frame>
        <draw:connector draw:style-name="gr13" draw:text-style-name="P6" draw:layer="layout" svg:x1="1cm" svg:y1="5.926cm" svg:x2="8cm" svg:y2="5.926cm" svg:d="M1000 5926h7000" svg:viewBox="0 0 7001 1">
          <text:p/>
        </draw:connector>
        <draw:frame draw:style-name="gr11" draw:layer="layout" svg:width="3.5cm" svg:height="0.569cm" svg:x="2.75cm" svg:y="6.426cm">
          <draw:text-box>
            <text:p text:style-name="P6">Association</text:p>
          </draw:text-box>
        </draw:frame>
        <draw:connector draw:style-name="gr14" draw:text-style-name="P6" draw:layer="layout" svg:x1="1cm" svg:y1="8.426cm" svg:x2="8cm" svg:y2="8.426cm" svg:d="M1000 8426h7000" svg:viewBox="0 0 7001 1">
          <text:p/>
        </draw:connector>
        <draw:frame draw:style-name="gr11" draw:layer="layout" svg:width="3.5cm" svg:height="0.569cm" svg:x="2.75cm" svg:y="8.926cm">
          <draw:text-box>
            <text:p text:style-name="P6">Composition</text:p>
          </draw:text-box>
        </draw:frame>
        <draw:connector draw:style-name="gr15" draw:text-style-name="P6" draw:layer="layout" svg:x1="1cm" svg:y1="10.926cm" svg:x2="8cm" svg:y2="10.926cm" svg:d="M1000 10926h7000" svg:viewBox="0 0 7001 1">
          <text:p/>
        </draw:connector>
        <draw:frame draw:style-name="gr11" draw:layer="layout" svg:width="3.5cm" svg:height="0.569cm" svg:x="2.75cm" svg:y="11.426cm">
          <draw:text-box>
            <text:p text:style-name="P6">Dependency</text:p>
          </draw:text-box>
        </draw:frame>
        <draw:connector draw:style-name="gr16" draw:text-style-name="P6" draw:layer="layout" svg:x1="1cm" svg:y1="13.426cm" svg:x2="8cm" svg:y2="13.426cm" svg:d="M1000 13426h7000" svg:viewBox="0 0 7001 1">
          <text:p/>
        </draw:connector>
        <draw:frame draw:style-name="gr11" draw:layer="layout" svg:width="3.5cm" svg:height="0.569cm" svg:x="2.75cm" svg:y="13.926cm">
          <draw:text-box>
            <text:p text:style-name="P6">Generalization</text:p>
          </draw:text-box>
        </draw:frame>
        <draw:connector draw:style-name="gr17" draw:text-style-name="P6" draw:layer="layout" svg:x1="1cm" svg:y1="15.926cm" svg:x2="8cm" svg:y2="15.926cm" svg:d="M1000 15926h7000" svg:viewBox="0 0 7001 1">
          <text:p/>
        </draw:connector>
        <draw:frame draw:style-name="gr11" draw:layer="layout" svg:width="3.5cm" svg:height="0.569cm" svg:x="2.75cm" svg:y="16.426cm">
          <draw:text-box>
            <text:p text:style-name="P6">Interface Realization</text:p>
          </draw:text-box>
        </draw:frame>
        <draw:connector draw:style-name="gr18" draw:text-style-name="P6" draw:layer="layout" svg:x1="1cm" svg:y1="18.426cm" svg:x2="8cm" svg:y2="18.426cm" svg:d="M1000 18426h7000" svg:viewBox="0 0 7001 1">
          <text:p/>
        </draw:connector>
        <draw:frame draw:style-name="gr11" draw:layer="layout" svg:width="3.5cm" svg:height="0.569cm" svg:x="2.75cm" svg:y="18.926cm">
          <draw:text-box>
            <text:p text:style-name="P6">Uses Interface</text:p>
          </draw:text-box>
        </draw:frame>
        <draw:connector draw:style-name="standard" draw:text-style-name="P6" draw:layer="layout" svg:x1="1cm" svg:y1="20.926cm" svg:x2="8cm" svg:y2="20.926cm" svg:d="M1000 20926h7000" svg:viewBox="0 0 7001 1">
          <text:p/>
        </draw:connector>
        <draw:frame draw:style-name="gr11" draw:layer="layout" svg:width="3.5cm" svg:height="0.569cm" svg:x="2.75cm" svg:y="21.426cm">
          <draw:text-box>
            <text:p text:style-name="P6">Connector</text:p>
          </draw:text-box>
        </draw:frame>
        <draw:connector draw:style-name="gr19" draw:text-style-name="P7" draw:layer="layout" svg:x1="1cm" svg:y1="23.426cm" svg:x2="8cm" svg:y2="23.426cm" svg:d="M1000 23426h7000" svg:viewBox="0 0 7001 1">
          <text:p/>
        </draw:connector>
        <draw:frame draw:style-name="gr11" draw:layer="layout" svg:width="3.5cm" svg:height="0.569cm" svg:x="2.75cm" svg:y="23.926cm">
          <draw:text-box>
            <text:p text:style-name="P6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0 200" svg:d="M0 200l50-200 50 200h-4l-46-196-46 196z"/>
    <draw:marker draw:name="Arrowheads_20_2" draw:display-name="Arrowheads 2" svg:viewBox="0 0 100 200" svg:d="M0 200l50-200 50 200h-4l-46-196-46 196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0:52:32.949595374</meta:creation-date>
    <dc:date>2017-03-13T21:16:53.169197541</dc:date>
    <meta:editing-duration>PT9M49S</meta:editing-duration>
    <meta:editing-cycles>2</meta:editing-cycles>
    <meta:generator>LibreOffice/5.1.6.2$Linux_X86_64 LibreOffice_project/10m0$Build-2</meta:generator>
    <meta:document-statistic meta:object-count="46"/>
  </office:meta>
</office:document-meta>
</file>